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3">
            <text:p>Abaja, James Gabriel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Cruz, Rayven Ely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for the cours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1st Sem AY 2017-2018</text:p>
          </table:table-cell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3/17</text:p>
          </table:table-cell>
          <table:table-cell office:value-type="string" table:style-name="ce6">
            <text:p>Ciana Lim</text:p>
          </table:table-cell>
          <table:table-cell office:value-type="float" office:value="1" table:style-name="ce7">
            <text:p>1.0</text:p>
          </table:table-cell>
          <table:table-cell office:value-type="string" table:style-name="ce6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Rayven Cruz</text:p>
          </table:table-cell>
          <table:table-cell office:value-type="float" office:value="2" table:style-name="ce7">
            <text:p>2.0</text:p>
          </table:table-cell>
          <table:table-cell office:value-type="string" table:style-name="ce6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Ciana Lim</text:p>
          </table:table-cell>
          <table:table-cell office:value-type="float" office:value="3" table:style-name="ce7">
            <text:p>3.0</text:p>
          </table:table-cell>
          <table:table-cell office:value-type="string" table:style-name="ce6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0/20/17</text:p>
          </table:table-cell>
          <table:table-cell office:value-type="string" table:style-name="ce6">
            <text:p>Ciana Lim</text:p>
          </table:table-cell>
          <table:table-cell office:value-type="float" office:value="4" table:style-name="ce7">
            <text:p>4.0</text:p>
          </table:table-cell>
          <table:table-cell office:value-type="string" table:style-name="ce6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4/17</text:p>
          </table:table-cell>
          <table:table-cell office:value-type="string" table:style-name="ce6">
            <text:p>Ciana Lim</text:p>
          </table:table-cell>
          <table:table-cell office:value-type="float" office:value="5" table:style-name="ce7">
            <text:p>5.0</text:p>
          </table:table-cell>
          <table:table-cell office:value-type="string" table:style-name="ce6">
            <text:p>Removed a scenario from use 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7/17</text:p>
          </table:table-cell>
          <table:table-cell office:value-type="string" table:style-name="ce6">
            <text:p>Ciana Lim</text:p>
          </table:table-cell>
          <table:table-cell office:value-type="float" office:value="5.0999999999999996" table:style-name="ce7">
            <text:p>5.1</text:p>
          </table:table-cell>
          <table:table-cell office:value-type="string" table:style-name="ce6">
            <text:p>Modified scenarios 4,5, and 6 of use case 1.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2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4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Manage curriculums: The administrator must be able to add, update, and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2">
            <text:p>Update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2">
            <text:p>Add curriculum: The administrator must be able to add a curriculum to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Cancellation of adding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2">
            <text:p>Update curriculum: The administrator should be able to update a curriculum that is in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Edit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subject from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2">
            <text:p>Success in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2">
            <text:p>Failure in updating other details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2">
          <table:table-cell office:value-type="string" table:style-name="ce14">
            <text:p>UC-1.2-S6</text:p>
          </table:table-cell>
          <table:table-cell table:style-name="ce11"/>
          <table:table-cell table:style-name="ce12"/>
          <table:table-cell office:value-type="string" table:style-name="ce13">
            <text:p>S6</text:p>
          </table:table-cell>
          <table:table-cell office:value-type="string" table:style-name="ce12">
            <text:p>Cancellation of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1-S1</text:p>
          </table:table-cell>
          <table:table-cell office:value-type="string" table:style-name="ce14">
            <text:p>Use Case 1.2.1</text:p>
          </table:table-cell>
          <table:table-cell office:value-type="string" table:style-name="ce12">
            <text:p>Add a subject, and its requirements: The administrator should be able to add a subject to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subject to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2-S1</text:p>
          </table:table-cell>
          <table:table-cell office:value-type="string" table:style-name="ce14">
            <text:p>Use Case 1.2.2</text:p>
          </table:table-cell>
          <table:table-cell office:value-type="string" table:style-name="ce12">
            <text:p>Edit subject: The administrator should be able to edit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edit of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editing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edit subject' module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3-S1</text:p>
          </table:table-cell>
          <table:table-cell office:value-type="string" table:style-name="ce14">
            <text:p>Use Case 1.2.3</text:p>
          </table:table-cell>
          <table:table-cell office:value-type="string" table:style-name="ce12">
            <text:p>Delete subject: The administrator should be able to delete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a subject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a subject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delete subject' module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2">
            <text:p>Delete curriculum: The administrator must be able to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the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2.0-S1</text:p>
          </table:table-cell>
          <table:table-cell office:value-type="string" table:style-name="ce14">
            <text:p>Use Case 2.0</text:p>
          </table:table-cell>
          <table:table-cell office:value-type="string" table:style-name="ce12">
            <text:p>Select curriculum: The student must be able to select a curriculum to follow from the list of curriculum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new curriculum is selected, which is the first time the student user will select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current curriculum is changed.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The current curriculum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3.0-S1</text:p>
          </table:table-cell>
          <table:table-cell office:value-type="string" table:style-name="ce14">
            <text:p>Use Case 3.0</text:p>
          </table:table-cell>
          <table:table-cell office:value-type="string" table:style-name="ce12">
            <text:p>Input passed subjects: The student must be able to input subjects by marking subjects from the listed subject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subject (or its equivalent) from the list is 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3.1-S1</text:p>
          </table:table-cell>
          <table:table-cell office:value-type="string" table:style-name="ce14">
            <text:p>Use Case 3.1</text:p>
          </table:table-cell>
          <table:table-cell office:value-type="string" table:style-name="ce12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updat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table:style-name="ce14"/>
          <table:table-cell table:style-name="ce11"/>
          <table:table-cell table:style-name="ce12"/>
          <table:table-cell table:style-name="ce13"/>
          <table:table-cell table:style-name="ce12"/>
          <table:table-cell table:content-validation-name="val1" table:style-name="ce14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office:value-type="string" table:style-name="ce14">
            <text:p>UC-3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list of subjects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4">
          <table:table-cell office:value-type="string" table:style-name="ce14">
            <text:p>UC-4.0-S1</text:p>
          </table:table-cell>
          <table:table-cell office:value-type="string" table:style-name="ce14">
            <text:p>Use Case 4.0</text:p>
          </table:table-cell>
          <table:table-cell office:value-type="string" table:style-name="ce12">
            <text:p>View subjects that can be taken: The student must be able to view the list of subjects that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6">
          <table:table-cell office:value-type="string" table:style-name="ce14">
            <text:p>UC-5.0-S1</text:p>
          </table:table-cell>
          <table:table-cell office:value-type="string" table:style-name="ce14">
            <text:p>Use Case 5.0</text:p>
          </table:table-cell>
          <table:table-cell office:value-type="string" table:style-name="ce12">
            <text:p>View total units passed and current standing: The student must be able to view the total units passed and his/her current standing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number of units passed and his/her standing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number-rows-repeated="971" table:style-name="ro7">
          <table:table-cell table:number-columns-repeated="2" table:style-name="ce11"/>
          <table:table-cell table:style-name="ce12"/>
          <table:table-cell table:style-name="ce13"/>
          <table:table-cell table:style-name="ce12"/>
          <table:table-cell table:style-name="ce11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number-rows-repeated="1047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1-17T13:38:28Z</dc:date>
  </office:meta>
</office:document-meta>
</file>